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style:vertical-align="middle" fo:background-color="#eeeeee" fo:padding="0.097cm" fo:border-left="0.05pt solid #b2b2b2" fo:border-right="0.05pt solid #b2b2b2" fo:border-top="0.05pt solid #b2b2b2" fo:border-bottom="none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#eeeeee" fo:padding="0.097cm" fo:border-left="0.05pt solid #b2b2b2" fo:border-right="0.05pt solid #b2b2b2" fo:border-top="none" fo:border-bottom="none">
        <style:background-image/>
      </style:table-cell-properties>
    </style:style>
    <style:style style:name="Table1.A11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B11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fo:color="#666666" style:font-name="Fira Sans1" fo:font-size="10pt" fo:letter-spacing="-0.004cm" fo:font-style="italic" fo:font-weight="normal" officeooo:rsid="001cffe1" officeooo:paragraph-rsid="002a7728" style:letter-kerning="true" style:font-size-asian="10pt" style:font-style-asian="italic" style:font-size-complex="10pt" style:font-style-complex="italic"/>
    </style:style>
    <style:style style:name="P5" style:family="paragraph" style:parent-style-name="Standard">
      <style:text-properties officeooo:rsid="002b716b" officeooo:paragraph-rsid="002a7728"/>
    </style:style>
    <style:style style:name="P6" style:family="paragraph" style:parent-style-name="Standard">
      <style:text-properties officeooo:rsid="002b716b" officeooo:paragraph-rsid="002b716b"/>
    </style:style>
    <style:style style:name="P7" style:family="paragraph" style:parent-style-name="Table_20_Contents">
      <style:text-properties fo:color="#666666" fo:font-size="10pt" fo:letter-spacing="-0.004cm" fo:font-style="normal" fo:font-weight="bold" officeooo:rsid="0024da74" officeooo:paragraph-rsid="002a7728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90677" officeooo:paragraph-rsid="00290677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90677" officeooo:paragraph-rsid="002a7728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0677" officeooo:paragraph-rsid="00290677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b716b" officeooo:paragraph-rsid="002b716b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able_20_Contents">
      <style:text-properties fo:color="#666666" fo:font-size="10pt" fo:letter-spacing="-0.004cm" fo:font-style="normal" fo:font-weight="bold" officeooo:rsid="002bf9fe" officeooo:paragraph-rsid="002bf9fe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bf9fe" officeooo:paragraph-rsid="002bf9fe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28a1e8"/>
    </style:style>
    <style:style style:name="T2" style:family="text">
      <style:text-properties officeooo:rsid="00290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1">CISCO SYSTEMS: CATALYST 2960 SERIES</text:p>
          </table:table-cell>
          <table:covered-table-cell/>
        </table:table-row>
        <table:table-row>
          <table:table-cell table:style-name="Table1.A2" office:value-type="string">
            <text:p text:style-name="P12">PORT DENSITY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POWER MODE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RELIABILITY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PORT VELOCITY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FRAME BUFFER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SCALABILITY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INTERFACE COUNT</text:p>
          </table:table-cell>
          <table:table-cell table:style-name="Table1.B2" office:value-type="string">
            <text:p text:style-name="P13">24</text:p>
          </table:table-cell>
        </table:table-row>
        <table:table-row>
          <table:table-cell table:style-name="Table1.A2" office:value-type="string">
            <text:p text:style-name="P12">GIGABIT ETH INTERFACE COUNT</text:p>
          </table:table-cell>
          <table:table-cell table:style-name="Table1.B2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7"/>
          </table:table-cell>
          <table:table-cell table:style-name="Table1.B11" office:value-type="string">
            <text:p text:style-name="P9"/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0677" officeooo:paragraph-rsid="00290677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90677" officeooo:paragraph-rsid="00290677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officeooo:rsid="0028a1e8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7" number:language="de" number:country="DE" number:title="User-defined">
      <number:year number:style="long"/>
      <number:text>/</number:text>
      <number:month number:style="long"/>
      <number:text>/</number:text>
      <number:day number:style="long"/>
    </number:date-style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<text:span text:style-name="MT1">Z 52</text:span></text:p>
            </table:table-cell>
            <table:table-cell table:style-name="contactinfo.A1" table:number-rows-spanned="2" office:value-type="string">
              <text:p text:style-name="MP2">SWITCH/ROUTER-ANALYSE</text:p>
            </table:table-cell>
            <table:table-cell table:style-name="contactinfo.C1" office:value-type="string">
              <text:p text:style-name="MP3"><text:date style:data-style-name="N10107" text:date-value="2016-01-12T11:15:20.232517621">2016/01/12</text:date></text:p>
            </table:table-cell>
          </table:table-row>
          <table:table-row>
            <table:table-cell table:style-name="contactinfo.A2" office:value-type="string">
              <text:p text:style-name="MP4">ZEEB, CHARLOTTE</text:p>
            </table:table-cell>
            <table:covered-table-cell/>
            <table:table-cell table:style-name="contactinfo.C2" office:value-type="string">
              <text:p text:style-name="MP5">CNA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1M48S</meta:editing-duration>
    <meta:editing-cycles>6</meta:editing-cycles>
    <meta:generator>LibreOffice/5.0.4.2$Linux_X86_64 LibreOffice_project/00m0$Build-2</meta:generator>
    <dc:title>Header Schule</dc:title>
    <dc:date>2016-01-12T11:15:20.204643474</dc:date>
    <meta:document-statistic meta:table-count="2" meta:image-count="0" meta:object-count="0" meta:page-count="1" meta:paragraph-count="16" meta:word-count="30" meta:character-count="204" meta:non-whitespace-character-count="190"/>
    <meta:template xlink:type="simple" xlink:actuate="onRequest" xlink:title="Header Schule" xlink:href="../../../../../../../.config/libreoffice/4/user/template/Header%20Schule.ott" meta:date="2015-10-18T17:09:17.317328296"/>
  </office:meta>
</office:document-meta>
</file>